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exandre BUSSIERE</meta:initial-creator>
    <dc:creator>Alexandre BUSSIERE</dc:creator>
    <meta:creation-date>2024-11-04T01:54:00Z</meta:creation-date>
    <dc:date>2024-11-04T01:55:00Z</dc:date>
    <meta:template xlink:href="Normal.dotm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